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break-before="page"/>
    </style:style>
    <style:style style:name="P4" style:family="paragraph" style:parent-style-name="Heading">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fo:text-indent="0.3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27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udy1.9でTwitter人工無脳 </text:p>
      <text:p text:style-name="Subtitle">−レンタルサーバでここまでできる−</text:p>
      <text:p text:style-name="Signature">高倉　佑輔</text:p>
      <text:p text:style-name="連絡先"><text:a xlink:type="simple" xlink:href="mailto:takakura.yusuke@gmail.com">takakura.yusuke@gmail.com</text:a> (@huideyeren)</text:p>
      <text:p text:style-name="Text_20_body"></text:p>
      <text:p text:style-name="Heading">はじめに </text:p>
      <text:p text:style-name="Text_20_body">最近「高倉家」と言えば、世間では３匹（＋1匹）の謎のペンギンが登場してヒロインが「生存戦略」とか叫ぶアニメが大いに話題になっておりますが、私は興味が斜め上に逸れる性格ゆえか、なぜかペンギンつながりでLinuxの技術を頑張る方向に進んでおります。大ブームを巻き起こした某魔法少女アニメでもCMネタで謎の白い液体に興味を持ったり、あげくの果てには登場人物の誰かに海老蔵よろしく灰皿テキーラを飲ませる役の絵をリクエストしたりと妙な方向に進むのはよくあることであります。そのペンギンの出て来るアニメですが、撮り溜め状態でなかなか見ている余裕がないもので。親から早く消してほしいと口酸っぱく言われております。残念ながら我が家のレコーダーはソニー製ですが最新モデルではないため、DLNAもHDD増設もできないのが頭の痛い所です。 </text:p>
      <text:p text:style-name="Text_20_body">それはそうとして、私は自宅のノートパソコンでもLinux（ubuntu 11.10）を使用しておりますが、Windowsに比べ、Flashの安定性には劣るものの、日常的に使うには不便のないレベルと実感しております。ここまでの話はどうでも良いものですが。 </text:p>
      <text:p text:style-name="Text_20_body">そんな私が熱を上げているLinuxですが、今回はレンタルサーバを利用して人工無脳と呼ばれる自動的に発言を生成するプログラムを利用してTwitter上に自動Postするシステムを構築してみようと思います。手順等練れていないところもあると思いますが最後までお付き合いいただければ何よりです。 </text:p>
      <text:p text:style-name="Heading">人工無脳とは </text:p>
      <text:p text:style-name="Text_20_body">そもそも人工無脳とはどういうものでしょうか。人工無脳とは、チャットボットとも呼ばれる、トップダウン的に「人らしさ」のモデルを作り出そうというプログラムのことを指します。プログラムのアプローチとしては、ただ単に決まったワードに反応して適当な対応を返すだけのものから、マルコフ連鎖をもちいるもの、人間同士の会話ログから全自動で学習し、単語を置き換えて人間らしい発言をするものまで様々あります。主な人工無脳プログラムとしてはししゃも、酢鶏、うずら、ARISA等があります。分類からすると、ししゃも、酢鶏はマルコフ連鎖をもちいたもの、ARISAはキーワードに反応するものです。なお、うずらの中身については非公開となって<text:soft-page-break/>いますし、アルゴリズムも公開されていません。Twitterで、人間だと思っていたアカウントが実は人工無脳だった、ということもよくある話だと聞いています。 </text:p>
      <text:p text:style-name="Text_20_body">その人工無脳の中で、私が選んだのはReudy（ロイディと読む）というプログラムです。このプログラムは東京工業大学ロボット技術研究会（当時）の市川宙（@gimite）氏によってRubyで書かれたオープンソースのプログラムで、結構面白い発言をしてくれます。メカニズムは </text:p>
      <text:p text:style-name="Quotations">人間同士の会話ログから単語や文脈を学習し </text:p>
      <text:p text:style-name="Quotations">類似するログがあればそれに対する返事をベース発言とし </text:p>
      <text:p text:style-name="Quotations">ベース発言中の単語を相手の発言中の単語に置換して人間らしい会話を生成する</text:p>
      <text:p text:style-name="P2">という感じです。面白いプログラムでしたが、IRCとLingrのチャットにしか対応しておらず、Twitterで使うにはTwitterのIRCインターフェイスを使わなければいけない状態でした。また、Ruby1.9では日本語処理の都合上動かない、という問題点もあります。詳しくは、 </text:p>
      <text:p text:style-name="Text_20_body"></text:p>
      <text:p text:style-name="Quotations">http://rogiken.org/SSB/reudy.html </text:p>
      <text:p text:style-name="Text_20_body"></text:p>
      <text:p text:style-name="P2">をご覧ください。 </text:p>
      <text:p text:style-name="Text_20_body"></text:p>
      <text:p text:style-name="Text_20_body">　その、ReudyをRuby1.9上で動くよう改変し、Twitter用のインターフェイスを付け加えたものがReudy1.9です。このプログラムはGlass_saga氏によって書かれました。これに関するRubyist Magazineの記事が </text:p>
      <text:p text:style-name="Text_20_body"></text:p>
      <text:p text:style-name="Quotations">http://jp.rubyist.net/magazine/?0035-Reudy </text:p>
      <text:p text:style-name="Text_20_body"><text:s/></text:p>
      <text:p text:style-name="Text_20_body">にあります。改変箇所はエンコーディングやStringの扱い、Twitter対応や設定ファイルのYAML化、日本語形態素分析エンジンのMeCabの利用などです。詳しくはその記事をご覧ください。ソースコードは </text:p>
      <text:p text:style-name="Text_20_body"></text:p>
      <text:p text:style-name="Quotations">https://github.com/Glasssaga/Reudy19 </text:p>
      <text:p text:style-name="Text_20_body"></text:p>
      <text:p text:style-name="Text_20_body">にあります。私は、このプログラムをレンタルサーバでTwitter botとして動かしています。対象のアカウントは「前半分スキンヘッドな男bot」こと@maehanbunです。Twitterではフォローしたユーザのタイムラインを会話の過去ログとして認識する仕様で、ツイートごとに発言を行っていく形になります。 </text:p>
      <text:p text:style-name="Text_20_body"></text:p>
      <text:p text:style-name="Heading"/>
      <text:p text:style-name="P4">インストールと環境設定 </text:p>
      <text:p text:style-name="Text_20_body">ここからは、実際にインストールした手順を紹介してみようと思います。さて、レンタルサーバですが、私は割安なServersman@VPSのStandardプランを選びました。スペックとしては以下のとおりになります。 </text:p>
      <text:p text:style-name="Text_20_body"></text:p>
      <text:p text:style-name="Text_20_body">OS：標準はCentOS（5.5）、Debian（5）やubuntu Server（10.04LTS）も選択可能。</text:p>
      <text:p text:style-name="Text_20_body">しかも32bitと64bitも選択可能。 </text:p>
      <text:p text:style-name="Text_20_body">メモリ：最大2GB</text:p>
      <text:p text:style-name="Text_20_body">最低保証512MB、保証メモリは最大１GBまで256MB単位で399円/月で追加可能 </text:p>
      <text:p text:style-name="Text_20_body">ハードディスク：30GB</text:p>
      <text:p text:style-name="Text_20_body">＋10GBで105円/月 </text:p>
      <text:p text:style-name="Text_20_body">標準料金：980円/月 </text:p>
      <text:p text:style-name="Text_20_body"></text:p>
      <text:p text:style-name="Text_20_body">OSは標準でCentOSが入っていますが、わざわざubuntuを入れなおしました。CentOSでは、 </text:p>
      <text:p text:style-name="Text_20_body"></text:p>
      <text:p text:style-name="Text_20_body">Serversman@VPS独自のオンラインストレージにアクセスするソフトウェア </text:p>
      <text:p text:style-name="Text_20_body">Apache（おなじみWebサーバー） </text:p>
      <text:p text:style-name="Text_20_body">Perl（スクリプト言語） </text:p>
      <text:p text:style-name="Text_20_body">Yum（パッケージ管理ツール） </text:p>
      <text:p text:style-name="Text_20_body"></text:p>
      <text:p text:style-name="P2">のみのシンプルセット以外に様々な用途に応じたセットが選べ、エンジニアセットに至ってはWeb系言語の定番であるPHPのみならずJavaやサーバー管理ツールのBlueOnyxすら付いて来る太っ腹ぶりですが、ubuntuではシンプルセットしか選べません。しかし、パッケージが新しく（CentOS5.5ではPHP5.2系が標準で使えないことが何よりの問題）、また豊富なことがubuntuの特徴で、なにせ、今回Reudy1.9を動かす上で必要になるRuby1.9はCentOSには用意されておらず、1からインストールしなければいけないのが問題です。 </text:p>
      <text:p text:style-name="Text_20_body">ここからが実際の手順です。なお、参考程度に#はroot権限での操作、$は一般ユーザー権限での操作になります。まず、サーバーが開通したらはじめにすることはパッケージを最新にすることです。インターネットに公開するサーバーだけに、セキュリティは万全にする必要があります。</text:p>
      <text:p text:style-name="Text_20_body"></text:p>
      <text:h text:style-name="プログラムコード" text:outline-level="3"># apt-get update </text:h>
      <text:p text:style-name="Text_20_body"></text:p>
      <text:p text:style-name="Text_20_body">次に、日本語関連ファイルのインストールをする必要があります。Serversman@VPSではイ<text:soft-page-break/>ンストール直後のubuntu Serverは英語のロケールしかインストールされていませんが、Reudy1.9は日本語プログラムなので、日本語ロケールが必要になります。 </text:p>
      <text:p text:style-name="Text_20_body"></text:p>
      <text:h text:style-name="プログラムコード" text:outline-level="3"># sudo apt-get install language-support-ja </text:h>
      <text:h text:style-name="プログラムコード" text:outline-level="3"># sudo dpkg-reconfigure locales </text:h>
      <text:p text:style-name="Text_20_body"></text:p>
      <text:p text:style-name="Text_20_body">で、OSのアップグレードです。Serversman@VPSのubuntuでは、基盤がOpenVZのため、カーネルのアップデートはできないようです。 </text:p>
      <text:p text:style-name="Text_20_body">（なお、10.10までのアップグレードはできましたが、その先のアップグレードを中止してしまいました。でもなんとか動いているようです） </text:p>
      <text:p text:style-name="Text_20_body"/>
      <text:h text:style-name="プログラムコード" text:outline-level="3"># sudo apt-get upgrade </text:h>
      <text:p text:style-name="Text_20_body"></text:p>
      <text:p text:style-name="Text_20_body">次に今回の目玉となるMeCabをインストールします。これはubuntuのレポジトリにあるパッケージを使用します。 </text:p>
      <text:p text:style-name="Text_20_body"/>
      <text:h text:style-name="プログラムコード" text:outline-level="3"># sudo apt-get install mecab </text:h>
      <text:p text:style-name="Text_20_body"></text:p>
      <text:p text:style-name="Text_20_body">で、MeCab開発ファイルのインストールです。これもubuntuのレポジトリにあるパッケージを使用します。 </text:p>
      <text:p text:style-name="Text_20_body"/>
      <text:h text:style-name="プログラムコード" text:outline-level="3"># sudo apt-get install libmecab-dev </text:h>
      <text:p text:style-name="Text_20_body"/>
      <text:p text:style-name="Text_20_body">MeCabのIPA辞書については別の場所からダウンロードする必要があります。もしかしたらもうないかもしれません。その時はご容赦ください。 </text:p>
      <text:p text:style-name="Text_20_body"/>
      <text:h text:style-name="プログラムコード" text:outline-level="3"># wget http://archive.ubuntu.com/ubuntu/pool/multiverse/m/mecab-ipadic/mecab-ipadic_2.7.0+20070801-3_all.deb </text:h>
      <text:p text:style-name="Text_20_body"></text:p>
      <text:p text:style-name="Text_20_body">で、MeCabのIPA辞書をインストールします。これはダウンロードしたので普通にdpkgを使います。 </text:p>
      <text:p text:style-name="Text_20_body"/>
      <text:h text:style-name="プログラムコード" text:outline-level="3"># dpkg -i mecab-ipadic_2.7.0+20070801-3_all.deb </text:h>
      <text:p text:style-name="Text_20_body"></text:p>
      <text:p text:style-name="Text_20_body">その後、MeCabのIPA辞書をUTF-8に変換する必要があります。もともとIPA辞書はEUC-JPしか用意されていないので、ここで変更する必要があるようです。 </text:p>
      <text:p text:style-name="Text_20_body"/>
      <text:h text:style-name="プログラムコード" text:outline-level="3"># /usr/lib/mecab/mecab-dict-index -d /usr/share/mecab/dic/ipadic -o /var/lib/mecab/dic/ipadic -f euc-jp -t utf-8 -p </text:h>
      <text:p text:style-name="Text_20_body"><text:soft-page-break/>で、makeに必要なのをインストールします。ついでにRuby1.9.1（とかいいながら実際にはそれより新しいバージョン）が入ります。 </text:p>
      <text:p text:style-name="Text_20_body"/>
      <text:h text:style-name="プログラムコード" text:outline-level="3"># sudo apt-get install make g++ ruby1.9.1-full </text:h>
      <text:p text:style-name="Text_20_body"></text:p>
      <text:p text:style-name="Text_20_body">次は、ユーザーを作成します。便宜的にユーザー名はhuideyerenのままにしてあります。 </text:p>
      <text:p text:style-name="Text_20_body"/>
      <text:h text:style-name="プログラムコード" text:outline-level="3"># useradd -m huideyeren -s /bin/bash </text:h>
      <text:p text:style-name="Text_20_body"></text:p>
      <text:p text:style-name="Text_20_body">その後に、ここが厄介なRubyバインディングのインストールです。私はソースコードからのインストールが大嫌いで、基本パッケージがある時はそれを使いますが、今回はパッケージがないのでソースコードからコンパイルしてインストールします。 </text:p>
      <text:p text:style-name="Text_20_body"/>
      <text:h text:style-name="プログラムコード" text:outline-level="3"># wget http://jaist.dl.sourceforge.net/sourceforge/mecab/mecab-ruby-0.98.tar.gz </text:h>
      <text:h text:style-name="プログラムコード" text:outline-level="3"># tar -xzf mecab-ruby-0.98.tar.gz </text:h>
      <text:h text:style-name="プログラムコード" text:outline-level="3"># cd mecab-ruby-0.98 </text:h>
      <text:h text:style-name="プログラムコード" text:outline-level="3"># ruby1.9.1 extconf.rb </text:h>
      <text:h text:style-name="プログラムコード" text:outline-level="3"># make </text:h>
      <text:h text:style-name="プログラムコード" text:outline-level="3"># make install </text:h>
      <text:p text:style-name="Text_20_body"></text:p>
      <text:p text:style-name="Text_20_body">無事MeCabのRubyバインディングのビルドが通ったら、テストをします。ここでもついてくるプログラムはEUC-JPなので、UTF-8に変換しなければなりません。 </text:p>
      <text:p text:style-name="Text_20_body"/>
      <text:h text:style-name="プログラムコード" text:outline-level="3"># nkf -w8 test.rb &gt; test2.rb </text:h>
      <text:h text:style-name="プログラムコード" text:outline-level="3"># ruby1.9.1 ./test2.rb </text:h>
      <text:p text:style-name="Text_20_body"></text:p>
      <text:p text:style-name="Text_20_body">次に、gitをインストールします。これもubuntuのレポジトリにあるパッケージを使用します。 </text:p>
      <text:p text:style-name="Text_20_body"/>
      <text:h text:style-name="プログラムコード" text:outline-level="3"># sudo apt-get git </text:h>
      <text:p text:style-name="Text_20_body"></text:p>
      <text:p text:style-name="Text_20_body">これが終わってやっとユーザでログインします。ついでにパスワード設定もしておくことが必要です。 </text:p>
      <text:p text:style-name="Text_20_body">gitからreudy1.9のソースコードをダウンロードします。 </text:p>
      <text:p text:style-name="Text_20_body"/>
      <text:h text:style-name="プログラムコード" text:outline-level="3">$ git clone git@github.com:Glasssaga/Reudy19.git </text:h>
      <text:p text:style-name="Text_20_body"></text:p>
      <text:p text:style-name="Text_20_body"/>
      <text:p text:style-name="P3">ここで</text:p>
      <text:p text:style-name="Text_20_body"><text:s/></text:p>
      <text:h text:style-name="プログラムコード" text:outline-level="3">Initialized empty Git repository in /home/huideyeren/Reudy19/.git/ </text:h>
      <text:h text:style-name="プログラムコード" text:outline-level="3">The authenticity of host 'github.com (207.97.227.239)' can't be established. </text:h>
      <text:h text:style-name="プログラムコード" text:outline-level="3">RSA key fingerprint is 16:27:ac:a5:76:28:2d:36:63:1b:56:4d:eb:df:a6:48. </text:h>
      <text:h text:style-name="プログラムコード" text:outline-level="3">Are you sure you want to continue connecting (yes/no)? yes </text:h>
      <text:h text:style-name="プログラムコード" text:outline-level="3">Warning: Permanently added 'github.com,207.97.227.239' (RSA) to the list of known hosts. </text:h>
      <text:h text:style-name="プログラムコード" text:outline-level="3">Permission denied (publickey). </text:h>
      <text:h text:style-name="プログラムコード" text:outline-level="3">fatal: The remote end hung up unexpectedly </text:h>
      <text:p text:style-name="P2"/>
      <text:p text:style-name="P2">というエラーが発生しますが、これは暗号鍵をgithubに登録することで切り抜けられました。 </text:p>
      <text:p text:style-name="Text_20_body"></text:p>
      <text:p text:style-name="Text_20_body">で、またrootに戻って必要なgemパッケージをインストールします。ruby用のTwitterAPIライブラリであるrubytterと、標準入出力の処理をより賢くするためのコマンドラインインターフェースを提供するライブラリのhighlineです。 </text:p>
      <text:p text:style-name="Text_20_body"></text:p>
      <text:h text:style-name="プログラムコード" text:outline-level="3"># gem1.9.1 install rubytter </text:h>
      <text:h text:style-name="プログラムコード" text:outline-level="3"># gem1.9.1 install highline </text:h>
      <text:p text:style-name="Text_20_body"><text:s/></text:p>
      <text:p text:style-name="Text_20_body">ここまで来て標準入出力で動かしてみることができます。ちゃんと応答が返ってくることを確かめてみましょう。 </text:p>
      <text:p text:style-name="Text_20_body"></text:p>
      <text:h text:style-name="プログラムコード" text:outline-level="3">$ ruby1.9.1 ~/Reudy19/stdio_reudy.rb public -m </text:h>
      <text:p text:style-name="Text_20_body"></text:p>
      <text:p text:style-name="Text_20_body">たまにバージョンアップがあります。その際は </text:p>
      <text:p text:style-name="Text_20_body"></text:p>
      <text:h text:style-name="プログラムコード" text:outline-level="3">$ git pull </text:h>
      <text:p text:style-name="Text_20_body"/>
      <text:p text:style-name="Text_20_body">とするとバージョン管理システムによって自動的に更新が行われます。 </text:p>
      <text:p text:style-name="Text_20_body"></text:p>
      <text:p text:style-name="Text_20_body">TwitterのBotとして動かすには、TwitterのAPI登録を行う必要があります。これは </text:p>
      <text:p text:style-name="Text_20_body"></text:p>
      <text:p text:style-name="Text_20_body">https://dev.twitter.com/apps/new </text:p>
      <text:p text:style-name="Text_20_body"></text:p>
      <text:p text:style-name="Text_20_body">で登録できます。で、publicフォルダ内のsetting.yamlにある以下の項目を編集します。 </text:p>
      <text:list xml:id="list146742109" text:style-name="L2">
        <text:list-item>
          <text:p text:style-name="P1">:key: TwitterのAPI登録の際に明示されたkey値 </text:p>
        </text:list-item>
        <text:list-item>
          <text:p text:style-name="P1">:secret: TwitterのAPI登録の際に明示されたsecret値 </text:p>
        </text:list-item>
        <text:list-item>
          <text:p text:style-name="P1">:default_mode: 3 </text:p>
        </text:list-item>
        <text:list-item>
          <text:p text:style-name="P1"><text:soft-page-break/>:nick: ここをbotの名前に編集 </text:p>
        </text:list-item>
        <text:list-item>
          <text:p text:style-name="P1">:nicks: ここもbotの呼び名に編集 </text:p>
        </text:list-item>
        <text:list-item>
          <text:p text:style-name="P1">:respond_to_notice: true（IRC向けの設定項目ですがここも変更しておくとよいでしょう） </text:p>
        </text:list-item>
        <text:list-item>
          <text:p text:style-name="P1">:speak_with_privmsg: true（ここもIRC向けの設定項目ですが編集しました） </text:p>
        </text:list-item>
        <text:list-item>
          <text:p text:style-name="P1">:default_mode: 3（デフォルト値は0、3にすると更新頻度数が上がる） </text:p>
        </text:list-item>
        <text:list-item>
          <text:p text:style-name="P1">:wait_before_speak: 2（デフォルト値は0） </text:p>
        </text:list-item>
        <text:list-item>
          <text:p text:style-name="P1">:name: ここもbotの名前に編集 </text:p>
        </text:list-item>
      </text:list>
      <text:p text:style-name="Text_20_body"></text:p>
      <text:p text:style-name="Text_20_body">ここまで来たら実際に動かすのみです。このままコマンドを叩けばReudyのプロセスが起動するはずです。で、1時間に350回というTwitterのAPIの上限回数を迎えると自動的にReudyが落ちてくれるはずです。それまでは発言してくれるでしょう。 </text:p>
      <text:p text:style-name="Text_20_body"/>
      <text:h text:style-name="プログラムコード" text:outline-level="3">$ ruby1.9.1 ~/Reudy19/twitter_reudy.rb public -m </text:h>
      <text:p text:style-name="Text_20_body"></text:p>
      <text:p text:style-name="Text_20_body">万が一Reudyのプロセスが落ちてしまった際のためにcron登録をしましょう。なお、cronでは標準では「LANG=C」になっており、そのまま実行しようとするとエラーになります。コマンド実行時にruby1.9.1の前に 「LANG=ja_JP.UTF-8」を付け加えることで回避できます。そのため、コマンドはこうなります。 </text:p>
      <text:p text:style-name="Text_20_body"></text:p>
      <text:h text:style-name="プログラムコード" text:outline-level="3">cd /home/huideyeren/Reudy19 &amp;&amp; LANG=ja_JP.UTF-8 ruby1.9.1 /home/huideyeren/Reudy19/twitter_reudy.rb /home/huideyeren/Reudu19/public -m 1&gt;&gt;/home/huideyeren/Reudy.log 2&gt;&gt;/home/huideyeren/Reudy-err.log </text:h>
      <text:p text:style-name="Text_20_body"></text:p>
      <text:p text:style-name="Text_20_body">　で、完成、というところでしょうか。 </text:p>
      <text:p text:style-name="Text_20_body"></text:p>
      <text:p text:style-name="Heading">終わりに </text:p>
      <text:p text:style-name="Text_20_body">@maehanbunの現状ですが、私の環境ではMeCabを使用しようとすると英語とかスペイン語とかの文章しかツイートしなくなるようです。また、現在Reudyオリジナルの単語学習エンジンで使用していますが、ただ単に元発言のソースも明らかにせずにリツイートするbotになってしまっています。現に「自分の発言を勝手に使わないでください」という苦情が来たり、大阪府・大阪市選挙のおり、誰かがリツイートしたものを@maehanbunが非公式リツイートしてしまいましたが、元の発言者より@maehanbunのほうが公式リツイートが多く、元の発言者が不思議な気持ちを抱いていたという事象も起こっています。これはフォロワー数が多いためか、「過去ログを読み込み発言に対する回答から単語の置換えを図っていく」というReudyのアルゴリズムでは対応が難しいせいなのかもしれません。もしかしたらTwitterはつぶやきゆえに相<text:soft-page-break/>手への返答を想定しない一方通行的な発言が多く、なかなか学習できない影響や、フォロワー数が少ないほうが人間同士の会話に見えて学習しやすいという推測から、アルゴリズムを見たほうがいいような気がします。さらに、いつの間にか韓国語のツイートまで非公式リツイートするようになっていました。ログそのま0.00cmまとはいえ、日本語の途中にハングル文字が急に現れたりするかもしれないので、今後の事象についてはくわしく観察していきたいと思います。なにより最大の問題は、アフィリエイトや差別用語など不適切な単語や発言をそのままツイートしてしまうことで、これについてはアルゴリズムの本格的見直しをしなくてはならないことから、次のエンジンの登場に期待しています。もしかしたらHadoopでMapReduceしたほうが効率的に単語を学習できるのではないかと思ってしまうほどです。もしかしたら自然言語処理でHadoopを使ったTwitter botが早く現れないかとか、ニンゲンの作る芸術としての短歌をツイートし、さらにはお題に合わせて短歌を詠み、しまいにはTwitter上でのニンゲンの発言のタイムラインをもとに人の短歌を評価してくれるbotが早く現れないかとわくわくてかてか状態です。 </text:p>
      <text:p text:style-name="Text_20_body">みなさんもインストールして、ぜひとも笑えるTwitterライフを送れることを祈っており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fo:font-weight="bold" style:font-name-asian="IPAPGothic" style:font-size-asian="14pt" style:font-weight-asian="bold"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cm" fo:text-indent="0.319cm" style:auto-text-indent="false"/>
      <style:text-properties style:font-name="FreeSerif"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fo:text-indent="0cm" style:auto-text-indent="false"/>
      <style:text-properties style:font-name="FreeSans" fo:font-size="9pt" style:text-underline-style="solid" style:text-underline-width="auto" style:text-underline-color="font-color" fo:font-weight="normal" style:font-name-asian="IPAPGothic1"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size="14pt" fo:font-weight="bold" style:font-name-asian="IPAPGothic1" style:font-size-asian="14pt" style:font-weight-asian="bold" style:font-size-complex="115%" style:font-weight-complex="bold"/>
    </style:style>
    <style:style style:name="Signature" style:family="paragraph" style:parent-style-name="Subtitle">
      <style:paragraph-properties fo:margin-top="0.21cm" fo:margin-bottom="0cm" fo:text-align="end" style:justify-single-word="false" text:number-lines="false" text:line-number="0"/>
      <style:text-properties style:font-name="FreeSans1" style:font-name-asian="IPAPGothic"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071cm" fo:margin-bottom="0.21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style:font-name="FreeSan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ignature" style:next-style-name="Text_20_body">
      <style:paragraph-properties fo:text-align="end" style:justify-single-word="false"/>
      <style:text-properties style:font-name="FreeMono" fo:font-size="9pt" style:font-name-asian="IPAGothic" style:font-size-asian="9pt"/>
    </style:style>
    <style:style style:name="Quotations" style:family="paragraph" style:parent-style-name="Text_20_body">
      <style:paragraph-properties fo:margin-left="0cm" fo:margin-right="0cm" fo:margin-top="0cm" fo:margin-bottom="0cm" fo:text-indent="0cm" style:auto-text-indent="false" fo:padding="0.319cm" fo:border-left="0.26pt solid #000000" fo:border-right="none" fo:border-top="none" fo:border-bottom="none" style:shadow="none"/>
    </style:style>
    <style:style style:name="プログラムコード" style:family="paragraph" style:parent-style-name="Text_20_body" style:default-outline-level="3" style:list-style-name="">
      <style:paragraph-properties fo:margin-left="0cm" fo:margin-right="0cm" fo:text-indent="0cm" style:auto-text-indent="false" fo:padding="0.049cm" fo:border="0.26pt solid #000000" style:shadow="none"/>
      <style:text-properties style:font-name="FreeMono" fo:font-size="8pt" style:font-name-asian="IPAGothic"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6T04:07:46</meta:creation-date>
    <meta:editing-duration>PT5M55S</meta:editing-duration>
    <meta:editing-cycles>2</meta:editing-cycles>
    <meta:generator>LibreOffice/3.4$Linux LibreOffice_project/340m1$Build-402</meta:generator>
    <meta:initial-creator>Naruhiko Ogasawara</meta:initial-creator>
    <meta:document-statistic meta:table-count="0" meta:image-count="0" meta:object-count="0" meta:page-count="8" meta:paragraph-count="154" meta:word-count="2489" meta:character-count="7651" meta:non-whitespace-character-count="7314"/>
    <dc:date>2011-12-16T04:28:53</dc:date>
    <dc:creator>Naruhiko Ogasawara</dc:creator>
  </office:meta>
</office:document-meta>
</file>